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hadow="none" style:may-break-between-rows="true" table:border-model="collapsing"/>
    </style:style>
    <style:style style:name="Tableau1.A" style:family="table-column">
      <style:table-column-properties style:column-width="8.5cm" style:rel-column-width="32767*"/>
    </style:style>
    <style:style style:name="Tableau1.1" style:family="table-row">
      <style:table-row-properties fo:keep-together="auto"/>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1" style:family="table-row">
      <style:table-row-properties style:min-row-height="2.699cm"/>
    </style:style>
    <style:style style:name="Tableau2.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3.2" style:family="table-row">
      <style:table-row-properties style:min-row-height="2.9cm"/>
    </style:style>
    <style:style style:name="Tableau3.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3.B2" style:family="table-cell">
      <style:table-cell-properties fo:background-color="transparent" fo:padding="0cm" fo:border-left="none" fo:border-right="none" fo:border-top="none" fo:border-bottom="0.75pt solid #000000" style:writing-mode="page">
        <style:background-image/>
      </style:table-cell-properties>
    </style:style>
    <style:style style:name="Tableau3.C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fdb7f"/>
    </style:style>
    <style:style style:name="P2" style:family="paragraph" style:parent-style-name="Standard">
      <style:text-properties officeooo:rsid="000fdb7f" officeooo:paragraph-rsid="000fdb7f"/>
    </style:style>
    <style:style style:name="P3" style:family="paragraph" style:parent-style-name="Standard">
      <style:text-properties officeooo:rsid="000fdb7f" officeooo:paragraph-rsid="00153b1d"/>
    </style:style>
    <style:style style:name="P4" style:family="paragraph" style:parent-style-name="Standard">
      <style:text-properties officeooo:paragraph-rsid="000fdb7f"/>
    </style:style>
    <style:style style:name="P5" style:family="paragraph" style:parent-style-name="Standard">
      <style:text-properties officeooo:paragraph-rsid="0011cae0"/>
    </style:style>
    <style:style style:name="P6" style:family="paragraph" style:parent-style-name="Standard">
      <style:text-properties officeooo:paragraph-rsid="0018a753"/>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e9d1" officeooo:paragraph-rsid="0016e9d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3662" officeooo:paragraph-rsid="0017366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6e9d1" officeooo:paragraph-rsid="0016e9d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6e9d1" officeooo:paragraph-rsid="0017366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top="0cm" fo:margin-bottom="0cm" style:contextual-spacing="false"/>
    </style:style>
    <style:style style:name="P12" style:family="paragraph" style:parent-style-name="Text_20_body">
      <style:text-properties officeooo:rsid="000fdb7f" officeooo:paragraph-rsid="000fdb7f"/>
    </style:style>
    <style:style style:name="P13" style:family="paragraph" style:parent-style-name="Text_20_body">
      <style:text-properties officeooo:rsid="0011cae0" officeooo:paragraph-rsid="0011cae0"/>
    </style:style>
    <style:style style:name="P14" style:family="paragraph" style:parent-style-name="Text_20_body">
      <style:text-properties officeooo:paragraph-rsid="000fdb7f"/>
    </style:style>
    <style:style style:name="P15" style:family="paragraph" style:parent-style-name="Text_20_body">
      <style:text-properties officeooo:paragraph-rsid="001349a9"/>
    </style:style>
    <style:style style:name="P16" style:family="paragraph" style:parent-style-name="Text_20_body">
      <style:paragraph-properties fo:margin-top="0cm" fo:margin-bottom="0cm" style:contextual-spacing="false"/>
      <style:text-properties style:text-underline-style="solid" style:text-underline-width="auto" style:text-underline-color="font-color" officeooo:rsid="001349a9" officeooo:paragraph-rsid="001349a9"/>
    </style:style>
    <style:style style:name="P17" style:family="paragraph" style:parent-style-name="Text_20_body">
      <style:text-properties officeooo:paragraph-rsid="00153b1d"/>
    </style:style>
    <style:style style:name="P18" style:family="paragraph" style:parent-style-name="Text_20_body">
      <style:paragraph-properties fo:text-align="center" style:justify-single-word="false"/>
      <style:text-properties fo:font-weight="bold" officeooo:paragraph-rsid="00153b1d" style:font-weight-asian="bold" style:font-weight-complex="bold"/>
    </style:style>
    <style:style style:name="P19" style:family="paragraph" style:parent-style-name="Text_20_body" style:list-style-name="L1">
      <style:paragraph-properties fo:text-align="start" style:justify-single-word="false"/>
      <style:text-properties fo:font-weight="bold" officeooo:paragraph-rsid="00153b1d" style:font-weight-asian="bold" style:font-weight-complex="bold"/>
    </style:style>
    <style:style style:name="P20" style:family="paragraph" style:parent-style-name="Text_20_body">
      <style:text-properties officeooo:rsid="00164ae2" officeooo:paragraph-rsid="00164ae2"/>
    </style:style>
    <style:style style:name="P21" style:family="paragraph" style:parent-style-name="Text_20_body">
      <style:text-properties officeooo:paragraph-rsid="0016e9d1"/>
    </style:style>
    <style:style style:name="P22" style:family="paragraph" style:parent-style-name="Text_20_body">
      <style:text-properties officeooo:paragraph-rsid="0018a753"/>
    </style:style>
    <style:style style:name="P23" style:family="paragraph" style:parent-style-name="Text_20_body">
      <style:text-properties officeooo:paragraph-rsid="001b7499"/>
    </style:style>
    <style:style style:name="T1" style:family="text">
      <style:text-properties officeooo:rsid="000fdb7f"/>
    </style:style>
    <style:style style:name="T2" style:family="text">
      <style:text-properties officeooo:rsid="0011cae0"/>
    </style:style>
    <style:style style:name="T3" style:family="text">
      <style:text-properties officeooo:rsid="001349a9"/>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officeooo:rsid="00164ae2"/>
    </style:style>
    <style:style style:name="T7" style:family="text">
      <style:text-properties style:text-underline-style="none" officeooo:rsid="00173662"/>
    </style:style>
    <style:style style:name="T8" style:family="text">
      <style:text-properties officeooo:rsid="00164ae2"/>
    </style:style>
    <style:style style:name="T9" style:family="text">
      <style:text-properties officeooo:rsid="0016e9d1"/>
    </style:style>
    <style:style style:name="T10" style:family="text">
      <style:text-properties officeooo:rsid="001b749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emières impressions</text:p>
      <text:p text:style-name="P11"/>
      <text:p text:style-name="P4"><text:span text:style-name="T1">L’information est bien catégorisé avec une page pour les menus, une page pour le restaurant et elle est accessible facilement. Le footer détaille également les informations attendues par un restaurant. Lorsque l’on navigue avec la navbar, on sait sur quel onglet on se situe avec le soulignage.</text:span> </text:p>
      <text:p text:style-name="P11"/>
      <text:p text:style-name="P5"><text:span text:style-name="T1">La barre de navigation change de couleur selon la position où l’on se trouve sur le site ce qui donne un effet de bug. Les menus ne sont pas simples à lire notamment pour la partie ingrédients car il y a des dessins en arrière plan. Les catégories dans le footer n’ont aucune séparation et on ne fait pas la distinction entre les titres et le contenu. </text:span><text:span text:style-name="T2">Il y a également la carte maps d’affichée mais elle est trop petite pour pouvoir l’utiliser correctement.</text:span></text:p>
      <text:p text:style-name="P1"/>
      <text:p text:style-name="P2"/>
      <text:p text:style-name="P12">1- <text:span text:style-name="T4">Quel problème ce site résout-il</text:span><text:span text:style-name="T5"> ?</text:span></text:p>
      <text:p text:style-name="P13">Le site permet de se renseigner sur le restaurant en ayant accès au menu, à l’adresse, à son histoire et ses valeurs.</text:p>
      <text:p text:style-name="Text_20_body">2 - <text:span text:style-name="T4">Répond-il bien aux besoins principaux des utilisateurs</text:span> ? </text:p>
      <table:table table:name="Tableau1" table:style-name="Tableau1" table:template-name="Academic">
        <table:table-column table:style-name="Tableau1.A" table:number-columns-repeated="2"/>
        <table:table-row table:style-name="Tableau1.1">
          <table:table-cell table:style-name="Tableau1.A1" office:value-type="string">
            <text:p text:style-name="P18"><text:span text:style-name="T3">Répond bien aux besoin</text:span></text:p>
          </table:table-cell>
          <table:table-cell table:style-name="Tableau1.A1" office:value-type="string">
            <text:list text:style-name="L1">
              <text:list-header>
                <text:p text:style-name="P19">Ne répond pas ou mal</text:p>
              </text:list-header>
            </text:list>
          </table:table-cell>
        </table:table-row>
      </table:table>
      <table:table table:name="Tableau2" table:style-name="Tableau2">
        <table:table-column table:style-name="Tableau2.A" table:number-columns-repeated="2"/>
        <table:table-header-rows>
          <table:table-row table:style-name="Tableau2.1">
            <table:table-cell table:style-name="Tableau2.A1" office:value-type="string" table:protected="true">
              <text:p text:style-name="P17"><text:span text:style-name="T3">- Connaître le menu par catégories</text:span></text:p>
              <text:p text:style-name="P17"><text:span text:style-name="T3">- Accéder aux réseaux sociaux</text:span></text:p>
              <text:p text:style-name="P17">- <text:span text:style-name="T3">Montrer des photos des plats</text:span></text:p>
            </table:table-cell>
            <table:table-cell table:style-name="Tableau2.A1" office:value-type="string">
              <text:p text:style-name="P3">- <text:span text:style-name="T3">Réserver une table</text:span></text:p>
              <text:p text:style-name="P3"/>
              <text:p text:style-name="P3">- <text:span text:style-name="T3">Connaître les horaires du restaurant</text:span></text:p>
              <text:p text:style-name="P3"/>
              <text:p text:style-name="P17"><text:span text:style-name="T3">- Obtenir l’adresse</text:span></text:p>
            </table:table-cell>
          </table:table-row>
        </table:table-header-rows>
      </table:table>
      <text:p text:style-name="P15"/>
      <text:p text:style-name="P14"><text:span text:style-name="T6">3- </text:span><text:span text:style-name="T4">Est-il </text:span><text:span text:style-name="Strong_20_Emphasis"><text:span text:style-name="T4">simple et rapide</text:span></text:span><text:span text:style-name="T4"> de trouver les infos essentielles ?</text:span> </text:p>
      <text:p text:style-name="P20">Le site reflète plutot bien l’identité du restaurant mais l’information n’est pas visible rapidement. Il faut descendre plus bas sur la homepage pour en savoir plus sur le restaurant. Au début de la homepage, il y a un texte qui est trop long et qui ne donne pas envie de lire. Sa taille de police est légèrement basse ce qui donne un effet ‘pavé’.</text:p>
      <text:p text:style-name="P20">On retrouve également un long texte pour la page « A propos » ce qui ne donne pas envie de lire.</text:p>
      <text:p text:style-name="P20">Un bouton de raccourci pour accéder au menu est également présent mais trop bas sur la homepage. </text:p>
      <text:p text:style-name="P21"><text:span text:style-name="T8">Le site est responsive et les couleurs utilisées permettent de lire facilement l’information. </text:span></text:p>
      <text:p text:style-name="P21"><text:span text:style-name="T9">Il y a une page dédiée à des photos des plats et du restaurant. L’idée d’avoir une page dédiée est une bonne chose mais en tant qu’utilisateur, on s’attend à plus de photos et une certaine hiérarchie dans la présentation.</text:span> <text:s/></text:p>
      <text:p text:style-name="P21"/>
      <text:p text:style-name="P21"/>
      <text:p text:style-name="P21"/>
      <text:p text:style-name="P21"/>
      <text:p text:style-name="P22"><text:soft-page-break/><text:span text:style-name="Strong_20_Emphasis">Livrable intermédiaire</text:span> : une fiche avec 3 attentes majeures des utilisateurs et une évaluation ( satisfaites / partiellement / non satisfaites).</text:p>
      <text:p text:style-name="P6"/>
      <table:table table:name="Tableau3" table:style-name="Tableau3" table:template-name="Academic">
        <table:table-column table:style-name="Tableau3.A" table:number-columns-repeated="3"/>
        <table:table-row>
          <table:table-cell table:style-name="Tableau3.A1" office:value-type="string">
            <text:p text:style-name="P7">Réserver une table</text:p>
          </table:table-cell>
          <table:table-cell table:style-name="Tableau3.A1" office:value-type="string">
            <text:p text:style-name="P7">Connaître le menu</text:p>
          </table:table-cell>
          <table:table-cell table:style-name="Tableau3.A1" office:value-type="string">
            <text:p text:style-name="P8">Comprendre l’identité</text:p>
          </table:table-cell>
        </table:table-row>
        <table:table-row table:style-name="Tableau3.2">
          <table:table-cell table:style-name="Tableau3.A2" office:value-type="string">
            <text:p text:style-name="P7">En tant que visiteur d’un site de restaurant, je dois pouvoir réserver une table et choisir mon créneau sur une page dédiée.</text:p>
            <text:p text:style-name="P7"/>
            <text:p text:style-name="P9">Evaluation <text:span text:style-name="T5">: Non satisfait</text:span></text:p>
          </table:table-cell>
          <table:table-cell table:style-name="Tableau3.B2" office:value-type="string">
            <text:p text:style-name="P7">Sur le site, il y a une page pour le menu avec des catégories qui organisent le contenu mais le menu n’est pas à jour</text:p>
            <text:p text:style-name="P7"/>
            <text:p text:style-name="P10">Evaluation <text:span text:style-name="T5">: </text:span><text:span text:style-name="T7">Partiellement satisfait</text:span></text:p>
          </table:table-cell>
          <table:table-cell table:style-name="Tableau3.C2" office:value-type="string">
            <text:p text:style-name="P8">La homepage parle en détail du restaurant mais ça manque d’images ou d’interaction. A la place, on a un long texte qui ne donne pas envie à l’utilisateur de lire</text:p>
            <text:p text:style-name="P8"/>
            <text:p text:style-name="P10">Evaluation <text:span text:style-name="T5">: </text:span><text:span text:style-name="T7">Partiellement</text:span><text:span text:style-name="T5"> satisfait</text:span></text:p>
          </table:table-cell>
        </table:table-row>
      </table:table>
      <text:p text:style-name="P21"/>
      <text:p text:style-name="P23"><text:span text:style-name="Strong_20_Emphasis"><text:span text:style-name="T10">Problem Statement</text:span></text:span> </text:p>
      <text:p text:style-name="Text_20_body">« Les utilisateurs ont besoin de <text:span text:style-name="T10">connaître les horaires et l’emplacement</text:span>, mais <text:span text:style-name="T10">le footer n’est pas assez lisible, la carte est trop petite et les titres ne sont pas assez mis en avant</text:span>, ce qui les empêche <text:span text:style-name="T10">de savoir comment et à quel moment ils peuvent venir mang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fr" number:country="FR">
      <number:number number:min-integer-digits="1"/>
    </number:number-style>
    <number:text-style style:name="N20100" number:language="fr" number:country="FR">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9:32:12.576064316</meta:creation-date>
    <dc:date>2025-09-09T11:46:26.757710980</dc:date>
    <meta:editing-duration>PT1H29M5S</meta:editing-duration>
    <meta:editing-cycles>6</meta:editing-cycles>
    <meta:generator>LibreOffice/24.2.7.2$Linux_X86_64 LibreOffice_project/420$Build-2</meta:generator>
    <meta:document-statistic meta:table-count="3" meta:image-count="0" meta:object-count="0" meta:page-count="2" meta:paragraph-count="32" meta:word-count="546" meta:character-count="3103" meta:non-whitespace-character-count="2582"/>
  </office:meta>
</office:document-meta>
</file>